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44E3600021C000003C000C9596588E70B9E8B.pdf" manifest:media-type="application/pdf"/>
  <manifest:file-entry manifest:full-path="Pictures/10000201000005A000000A0065772120B88F69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" style:font-adornments="Regular"/>
    <style:font-face style:name="Montserrat ExtraBold" svg:font-family="'Montserrat ExtraBold'" style:font-adornments="Regular"/>
    <style:font-face style:name="Montserrat Medium" svg:font-family="'Montserrat Medium'" style:font-adornments="Regular"/>
    <style:font-face style:name="Montserrat SemiBold" svg:font-family="'Montserrat SemiBold'" style:font-adornments="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-0.8118in" fo:text-indent="0in" style:auto-text-indent="false" style:page-number="auto" fo:background-color="transparent"/>
      <style:text-properties officeooo:paragraph-rsid="0042d178"/>
    </style:style>
    <style:style style:name="P2" style:family="paragraph">
      <style:paragraph-properties fo:text-align="start"/>
      <style:text-properties fo:color="#ffffff" style:text-line-through-style="none" style:text-line-through-type="none" style:font-name="Montserrat" fo:font-style="normal" style:text-underline-style="none"/>
    </style:style>
    <style:style style:name="P3" style:family="paragraph">
      <loext:graphic-properties draw:fill-color="#000000"/>
      <style:paragraph-properties style:writing-mode="lr-tb"/>
    </style:style>
    <style:style style:name="P4" style:family="paragraph">
      <loext:graphic-properties draw:fill-color="#000000"/>
    </style:style>
    <style:style style:name="P5" style:family="paragraph">
      <style:paragraph-properties fo:text-align="end"/>
      <style:text-properties fo:color="#ffffff" style:text-line-through-style="none" style:text-line-through-type="none" style:font-name="Montserrat" fo:font-size="10pt" fo:font-style="normal" style:text-underline-style="none" fo:font-weight="bold"/>
    </style:style>
    <style:style style:name="P6" style:family="paragraph">
      <style:paragraph-properties fo:text-align="end"/>
      <style:text-properties fo:color="#ffffff" style:text-line-through-style="none" style:text-line-through-type="none" style:font-name="Montserrat" fo:font-size="14pt" fo:font-style="normal" style:text-underline-style="none" fo:font-weight="normal"/>
    </style:style>
    <style:style style:name="P7" style:family="paragraph">
      <style:paragraph-properties fo:text-align="center"/>
      <style:text-properties fo:color="#ffffff" style:text-line-through-style="none" style:text-line-through-type="none" style:font-name="Montserrat ExtraBold" fo:font-size="10pt" fo:font-style="normal" style:text-underline-style="none" fo:font-weight="800"/>
    </style:style>
    <style:style style:name="P8" style:family="paragraph">
      <style:paragraph-properties fo:text-align="start"/>
      <style:text-properties fo:color="#b2b2b2" style:text-line-through-style="none" style:text-line-through-type="none" style:font-name="Montserrat SemiBold" fo:font-size="9pt" fo:font-style="normal" style:text-underline-style="none" fo:font-weight="600"/>
    </style:style>
    <style:style style:name="P9" style:family="paragraph">
      <style:paragraph-properties fo:text-align="start"/>
      <style:text-properties fo:color="#ffffff" style:text-line-through-style="none" style:text-line-through-type="none" style:font-name="Montserrat SemiBold" fo:font-size="10pt" fo:font-style="normal" style:text-underline-style="none" fo:font-weight="600"/>
    </style:style>
    <style:style style:name="P10" style:family="paragraph">
      <style:paragraph-properties fo:text-align="start"/>
      <style:text-properties fo:color="#cccccc" style:text-line-through-style="none" style:text-line-through-type="none" style:font-name="Montserrat Medium" fo:font-size="14pt" fo:font-style="normal" style:text-underline-style="none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000000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0972in" fo:min-width="1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0.4543in" fo:min-width="0.6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ackground-color="#000000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ompany_representative" form:control-implementation="ooo:com.sun.star.form.component.TextField" xml:id="control1" form:id="control1" form:current-value="COMPANY REPRESENTATIV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ny" form:control-implementation="ooo:com.sun.star.form.component.TextField" xml:id="control2" form:id="control2" form:current-value="COMPANY NAM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any_description" form:control-implementation="ooo:com.sun.star.form.component.TextField" xml:id="control3" form:id="control3" form:current-value="COMPANY SUBTITL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ype" form:control-implementation="ooo:com.sun.star.form.component.TextField" xml:id="control4" form:id="control4" form:current-value="COTIZACIÓ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veloper" form:control-implementation="ooo:com.sun.star.form.component.TextField" xml:id="control5" form:id="control5" form:current-value="DEVELOP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veloper-position" form:control-implementation="ooo:com.sun.star.form.component.TextField" xml:id="control6" form:id="control6" form:current-value="DEVELOPER POSITION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otal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" draw:name="Shape1" draw:style-name="gr1" draw:text-style-name="P10" svg:width="2.9571in" svg:height="0.2941in" svg:x="-0.2083in" svg:y="1.6535in" draw:control="control1"/><draw:control text:anchor-type="paragraph" draw:z-index="2" draw:name="Shape2" draw:style-name="gr1" draw:text-style-name="P9" svg:width="2.963in" svg:height="0.1878in" svg:x="-0.1917in" svg:y="1.9472in" draw:control="control2"/><draw:control text:anchor-type="paragraph" draw:z-index="3" draw:name="Shape3" draw:style-name="gr1" draw:text-style-name="P8" svg:width="2.9689in" svg:height="0.1531in" svg:x="-0.1917in" svg:y="2.1346in" draw:control="control3"/><draw:control text:anchor-type="paragraph" draw:z-index="4" draw:name="Shape4" draw:style-name="gr4" draw:text-style-name="P7" svg:width="1.4988in" svg:height="0.2205in" svg:x="-0.1134in" svg:y="2.4098in" draw:control="control4"/><draw:control text:anchor-type="paragraph" draw:z-index="5" draw:name="Shape5" draw:style-name="gr1" draw:text-style-name="P6" svg:width="2.2921in" svg:height="0.2543in" svg:x="3.0957in" svg:y="1.7008in" draw:control="control5"/><draw:control text:anchor-type="paragraph" draw:z-index="6" draw:name="Shape6" draw:style-name="gr1" draw:text-style-name="P5" svg:width="2.026in" svg:height="0.4224in" svg:x="3.3327in" svg:y="1.9783in" draw:control="control6"/><draw:custom-shape text:anchor-type="paragraph" draw:z-index="7" draw:name="Shape7" draw:style-name="gr3" draw:text-style-name="P4" svg:width="0.6858in" svg:height="0.4543in" svg:x="3.8689in" svg:y="3.4575in"><text:p/><draw:enhanced-geometry svg:viewBox="0 0 21600 21600" draw:type="rectangle" draw:enhanced-path="M 0 0 L 21600 0 21600 21600 0 21600 0 0 Z N"/></draw:custom-shape><draw:custom-shape text:anchor-type="paragraph" draw:z-index="8" draw:name="Shape8" draw:style-name="gr2" draw:text-style-name="P3" svg:width="1.0787in" svg:height="0.0976in" svg:x="-0.0575in" svg:y="3.4075in"><text:p/><draw:enhanced-geometry svg:viewBox="0 0 21600 21600" draw:type="rectangle" draw:enhanced-path="M 0 0 L 21600 0 21600 21600 0 21600 0 0 Z N"/></draw:custom-shape><draw:control text:anchor-type="paragraph" draw:z-index="9" draw:name="Shape9" draw:style-name="gr1" draw:text-style-name="P2" svg:width="0.9531in" svg:height="0.2087in" svg:x="4.3957in" svg:y="7.9146in" draw:control="control7"/><draw:frame draw:style-name="fr1" draw:name="Image1" text:anchor-type="char" svg:x="-0.7874in" svg:y="-0.7874in" svg:width="6.5591in" svg:height="11.6902in" draw:z-index="0"><draw:image xlink:href="Pictures/10044E3600021C000003C000C9596588E70B9E8B.pdf" xlink:type="simple" xlink:show="embed" xlink:actuate="onLoad" draw:mime-type="application/pdf"/><draw:image xlink:href="Pictures/10000201000005A000000A0065772120B88F69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" style:font-adornments="Regular"/>
    <style:font-face style:name="Montserrat ExtraBold" svg:font-family="'Montserrat ExtraBold'" style:font-adornments="Regular"/>
    <style:font-face style:name="Montserrat Medium" svg:font-family="'Montserrat Medium'" style:font-adornments="Regular"/>
    <style:font-face style:name="Montserrat SemiBold" svg:font-family="'Montserrat SemiBold'" style:font-adornments="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925in" style:type="center"/>
          <style:tab-stop style:position="4.98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4925in" style:type="center"/>
          <style:tab-stop style:position="4.9846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5598in" fo:page-height="11.6902in" style:num-format="1" style:print-orientation="portrait" fo:margin-top="0.7874in" fo:margin-bottom="0.7874in" fo:margin-left="0.7874in" fo:margin-right="0.7874in" fo:background-color="#111111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11111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11111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31T11:46:38.842000000</meta:creation-date>
    <dc:date>2021-11-01T17:59:04.754000000</dc:date>
    <meta:editing-duration>PT2H52M2S</meta:editing-duration>
    <meta:editing-cycles>26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